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6F3000005372CC66281.jpg"/>
  <manifest:file-entry manifest:media-type="image/png" manifest:full-path="Pictures/10000000000001BF0000011E21481B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xml:id="id1" draw:id="id1" draw:layer="layout" svg:width="11.43cm" svg:height="7.62cm" svg:x="0.637cm" svg:y="0.107cm">
            <draw:image xlink:href="Pictures/10000000000006F3000005372CC66281.jpg" xlink:type="simple" xlink:show="embed" xlink:actuate="onLoad">
              <text:p/>
            </draw:image>
          </draw:frame>
          <draw:frame draw:style-name="gr1" draw:text-style-name="P1" xml:id="id2" draw:id="id2" draw:layer="layout" svg:width="11.826cm" svg:height="7.566cm" svg:x="0.437cm" svg:y="10.107cm">
            <draw:image xlink:href="Pictures/10000000000001BF0000011E21481BCF.png" xlink:type="simple" xlink:show="embed" xlink:actuate="onLoad">
              <text:p/>
            </draw:image>
          </draw:frame>
          <draw:connector draw:style-name="gr2" draw:text-style-name="P1" draw:layer="layout" draw:type="line" svg:x1="6.352cm" svg:y1="7.727cm" svg:x2="6.35cm" svg:y2="10.107cm" draw:start-shape="id1" draw:start-glue-point="2" draw:end-shape="id2" draw:end-glue-point="0" svg:d="m6352 7727-2 238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rome Maye</meta:initial-creator>
    <meta:creation-date>2011-05-10T09:50:59</meta:creation-date>
    <dc:date>2011-05-10T10:02:54</dc:date>
    <dc:creator>Jerome Maye</dc:creator>
    <meta:editing-duration>PT11M56S</meta:editing-duration>
    <meta:editing-cycles>1</meta:editing-cycles>
    <meta:document-statistic meta:object-count="4"/>
    <meta:generator>LibreOffice/3.3$Unix LibreOffice_project/330m19$Build-202</meta:generator>
  </office:meta>
</office:document-meta>
</file>